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1034b6" officeooo:paragraph-rsid="001034b6"/>
    </style:style>
    <style:style style:name="P2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1173b1" officeooo:paragraph-rsid="001173b1"/>
    </style:style>
    <style:style style:name="P3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134db2" officeooo:paragraph-rsid="00134db2"/>
    </style:style>
    <style:style style:name="P4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140dae" officeooo:paragraph-rsid="00140dae"/>
    </style:style>
    <style:style style:name="P5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15970a" officeooo:paragraph-rsid="0015970a"/>
    </style:style>
    <style:style style:name="P6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16894c" officeooo:paragraph-rsid="0016894c"/>
    </style:style>
    <style:style style:name="P7" style:family="paragraph" style:parent-style-name="Text_20_body">
      <style:paragraph-properties fo:text-align="start" style:justify-single-word="false"/>
      <style:text-properties officeooo:rsid="000f710b" officeooo:paragraph-rsid="000f710b"/>
    </style:style>
    <style:style style:name="P8" style:family="paragraph" style:parent-style-name="Text_20_body">
      <style:paragraph-properties fo:text-align="start" style:justify-single-word="false"/>
      <style:text-properties style:text-underline-style="none" officeooo:rsid="001034b6" officeooo:paragraph-rsid="001034b6"/>
    </style:style>
    <style:style style:name="P9" style:family="paragraph" style:parent-style-name="Text_20_body">
      <style:paragraph-properties fo:text-align="start" style:justify-single-word="false"/>
      <style:text-properties style:text-underline-style="none" officeooo:rsid="001173b1" officeooo:paragraph-rsid="001173b1"/>
    </style:style>
    <style:style style:name="P10" style:family="paragraph" style:parent-style-name="Text_20_body">
      <style:paragraph-properties fo:text-align="start" style:justify-single-word="false"/>
      <style:text-properties style:text-underline-style="none" officeooo:rsid="00134db2" officeooo:paragraph-rsid="00134db2"/>
    </style:style>
    <style:style style:name="P11" style:family="paragraph" style:parent-style-name="Text_20_body">
      <style:paragraph-properties fo:text-align="start" style:justify-single-word="false"/>
      <style:text-properties style:text-underline-style="none" officeooo:rsid="00134db2" officeooo:paragraph-rsid="0015970a"/>
    </style:style>
    <style:style style:name="P12" style:family="paragraph" style:parent-style-name="Text_20_body">
      <style:paragraph-properties fo:text-align="start" style:justify-single-word="false"/>
      <style:text-properties style:text-underline-style="none" officeooo:rsid="00140dae" officeooo:paragraph-rsid="00140dae"/>
    </style:style>
    <style:style style:name="P13" style:family="paragraph" style:parent-style-name="Text_20_body">
      <style:paragraph-properties fo:text-align="start" style:justify-single-word="false"/>
      <style:text-properties style:text-underline-style="none" officeooo:rsid="0015970a" officeooo:paragraph-rsid="0015970a"/>
    </style:style>
    <style:style style:name="P14" style:family="paragraph" style:parent-style-name="Text_20_body">
      <style:paragraph-properties fo:text-align="start" style:justify-single-word="false"/>
      <style:text-properties style:text-underline-style="none" officeooo:rsid="0016894c" officeooo:paragraph-rsid="0016894c"/>
    </style:style>
    <style:style style:name="P15" style:family="paragraph" style:parent-style-name="Text_20_body">
      <style:paragraph-properties fo:text-align="start" style:justify-single-word="false"/>
      <style:text-properties style:text-underline-style="none" officeooo:rsid="00188066" officeooo:paragraph-rsid="00188066"/>
    </style:style>
    <style:style style:name="P16" style:family="paragraph" style:parent-style-name="Heading_20_1">
      <style:paragraph-properties fo:text-align="center" style:justify-single-word="false"/>
      <style:text-properties officeooo:paragraph-rsid="000f710b"/>
    </style:style>
    <style:style style:name="P17" style:family="paragraph" style:parent-style-name="Footer">
      <style:text-properties officeooo:rsid="00140dae" officeooo:paragraph-rsid="00140dae"/>
    </style:style>
    <style:style style:name="P18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rsid="00137740" officeooo:paragraph-rsid="0013774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f710b"/>
    </style:style>
    <style:style style:name="T3" style:family="text">
      <style:text-properties officeooo:rsid="001173b1"/>
    </style:style>
    <style:style style:name="T4" style:family="text">
      <style:text-properties officeooo:rsid="0015970a"/>
    </style:style>
    <style:style style:name="T5" style:family="text">
      <style:text-properties officeooo:rsid="0018fd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span text:style-name="T2">Journal de bord</text:span></text:h>
      <text:p text:style-name="P7"><text:span text:style-name="T1">Lundi 6 Novembre:</text:span></text:p>
      <text:p text:style-name="P8">En Android:</text:p>
      <text:p text:style-name="P8">- Introduction de Android en classe, présentation du programme des six séances de cours.</text:p>
      <text:p text:style-name="P8"/>
      <text:p text:style-name="P8">En UML:</text:p>
      <text:p text:style-name="P8">- Introduction de UML, exercice sur le td (La galerie d'art) et préparation de la mise en place d'un nouveau scénario pour notre classe.</text:p>
      <text:p text:style-name="P8"/>
      <text:p text:style-name="P1">Lundi 13 Novembre:</text:p>
      <text:p text:style-name="P8">En Android:</text:p>
      <text:p text:style-name="P8">- Quizz sur Android( les versions, 13 questions sur nos connaissances personnelles)</text:p>
      <text:p text:style-name="P8">- Installation de Android Studio et configuration sur la version Android 4.4 KITKAT)</text:p>
      <text:p text:style-name="P8"/>
      <text:p text:style-name="P8">En UML:</text:p>
      <text:p text:style-name="P8">- Cours sur les diagrammes <text:span text:style-name="T3">de cas d'utilisation</text:span></text:p>
      <text:p text:style-name="P8">- Choix du scénario (SensCritique) <text:span text:style-name="T3">pour création des diagrammes</text:span></text:p>
      <text:p text:style-name="P10">- Création des diagrammes avec bouml</text:p>
      <text:p text:style-name="P8"/>
      <text:p text:style-name="P2">Lundi 20 Novembre:</text:p>
      <text:p text:style-name="P9">En Android:</text:p>
      <text:p text:style-name="P9">- Récapitulatif du cours précédent</text:p>
      <text:p text:style-name="P9">- Démarrage d'un projet Android</text:p>
      <text:p text:style-name="P9">- Initialisation du Td distribué par le professeur</text:p>
      <text:p text:style-name="P9">- Introduction du Kotlin</text:p>
      <text:p text:style-name="P9"/>
      <text:p text:style-name="P10">En UML:</text:p>
      <text:p text:style-name="P10">- Quizz sur les connaissances de UML (vainqueur du quizz)</text:p>
      <text:p text:style-name="P10">- Cours sur les diagrammes de classe</text:p>
      <text:p text:style-name="P10"/>
      <text:p text:style-name="P3">Lundi 27 Novembre:</text:p>
      <text:p text:style-name="P10">Madame Macha , professeur Android, asbente (cause d'une maladie)</text:p>
      <text:p text:style-name="P10">Cours d'Android et d'UML annulés</text:p>
      <text:p text:style-name="P4"><text:soft-page-break/>Lundi 4 Décembre:</text:p>
      <text:p text:style-name="P12">En Android:</text:p>
      <text:p text:style-name="P12">- Avancement du TD sur Android Studio</text:p>
      <text:p text:style-name="P12">- Navigation sur le site du professeur basé sur le try kotlin</text:p>
      <text:p text:style-name="P12"/>
      <text:p text:style-name="P13">En UML:</text:p>
      <text:p text:style-name="P13">- Cours sur les diagrammes de séquence</text:p>
      <text:p text:style-name="P13"/>
      <text:p text:style-name="P5">Lundi 11 Décembre:</text:p>
      <text:p text:style-name="P11">Madame Macha , professeur Android, asbente (cause <text:span text:style-name="T4">des intempéries survenant dans le sud de la France)</text:span></text:p>
      <text:p text:style-name="P13">Cours d'UML et d'Android annulés</text:p>
      <text:p text:style-name="P13"/>
      <text:p text:style-name="P6">Résultat des six séances:</text:p>
      <text:p text:style-name="P14">- Création des diagrammes de <text:span text:style-name="T5">cas d'utilisation, </text:span>classe et de séquence</text:p>
      <text:p text:style-name="P14">- Avancement du td jusqu'à la partie C</text:p>
      <text:p text:style-name="P15">- Initiation du Kotl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rsid="00137740" officeooo:paragraph-rsid="00137740"/>
    </style:style>
    <style:style style:name="MP2" style:family="paragraph" style:parent-style-name="Footer">
      <style:text-properties officeooo:rsid="00140dae" officeooo:paragraph-rsid="00140da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LPSIL IDSE<text:tab/><text:tab/>TRAN Vincent</text:p>
      </style:header>
      <style:footer>
        <text:p text:style-name="MP2">LPSIL IDSE<text:tab/><text:tab/>Page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13S</meta:editing-duration>
    <meta:editing-cycles>11</meta:editing-cycles>
    <meta:generator>LibreOffice/5.2.5.1$Windows_x86 LibreOffice_project/0312e1a284a7d50ca85a365c316c7abbf20a4d22</meta:generator>
    <dc:date>2017-12-17T15:03:45.488000000</dc:date>
    <meta:document-statistic meta:table-count="0" meta:image-count="0" meta:object-count="0" meta:page-count="2" meta:paragraph-count="41" meta:word-count="257" meta:character-count="1524" meta:non-whitespace-character-count="1306"/>
    <meta:user-defined meta:name="Info 1"/>
    <meta:user-defined meta:name="Info 2"/>
    <meta:user-defined meta:name="Info 3"/>
    <meta:user-defined meta:name="Info 4"/>
  </office:meta>
</office:document-meta>
</file>